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aa2a4" officeooo:paragraph-rsid="000aa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敬啓者</text:p>
      <text:p text:style-name="P1"/>
      <text:p text:style-name="P1">上傳本項計畫書時正在準備倫理審查申請項目，待取得合格機格之倫理審查證明立即補件。</text:p>
      <text:p text:style-name="P1"/>
      <text:p text:style-name="P1">陳紹慶 <text:s/>2020/12/1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3:55:26.835000000</meta:creation-date>
    <dc:date>2020-12-12T13:58:14.217000000</dc:date>
    <meta:editing-duration>PT2M48S</meta:editing-duration>
    <meta:editing-cycles>1</meta:editing-cycles>
    <meta:document-statistic meta:table-count="0" meta:image-count="0" meta:object-count="0" meta:page-count="1" meta:paragraph-count="3" meta:word-count="47" meta:character-count="58" meta:non-whitespace-character-count="56"/>
    <meta:generator>LibreOffice/7.0.1.2$Windows_X86_64 LibreOffice_project/7cbcfc562f6eb6708b5ff7d7397325de9e764452</meta:generator>
  </office:meta>
</office:document-meta>
</file>